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9"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10" style:family="paragraph" style:parent-style-name="Standard">
      <style:paragraph-properties fo:break-before="page"/>
      <style:text-properties fo:font-size="14pt" fo:font-weight="bold" style:font-size-asian="14pt" style:font-weight-asian="bold" style:font-size-complex="14pt" style:font-weight-complex="bold"/>
    </style:style>
    <style:style style:name="P11" style:family="paragraph" style:parent-style-name="Standard">
      <style:paragraph-properties fo:margin-left="0.4898in" fo:margin-right="0in" fo:margin-top="0in" fo:margin-bottom="0.1in" fo:text-indent="0in" style:auto-text-indent="false"/>
      <style:text-properties fo:font-size="12pt" fo:font-weight="normal" style:font-size-asian="12pt" style:font-weight-asian="normal" style:font-size-complex="12pt" style:font-weight-complex="normal"/>
    </style:style>
    <style:style style:name="P12" style:family="paragraph" style:parent-style-name="Standard" style:master-page-name="">
      <style:paragraph-properties fo:margin-left="0.4898in" fo:margin-right="0in" fo:margin-top="0in" fo:margin-bottom="0.1in" fo:text-indent="0in" style:auto-text-indent="false" style:page-number="auto"/>
      <style:text-properties fo:font-size="12pt" fo:font-weight="normal" style:font-size-asian="12pt" style:font-weight-asian="normal" style:font-size-complex="12pt" style:font-weight-complex="normal"/>
    </style:style>
    <style:style style:name="P13" style:family="paragraph" style:parent-style-name="Standard">
      <style:paragraph-properties fo:margin-top="0in" fo:margin-bottom="0.1in"/>
      <style:text-properties fo:font-size="12pt" fo:font-weight="normal" style:font-size-asian="12pt" style:font-weight-asian="normal" style:font-size-complex="12pt" style:font-weight-complex="normal"/>
    </style:style>
    <style:style style:name="P14" style:family="paragraph" style:parent-style-name="Standard">
      <style:paragraph-properties fo:margin-top="0in" fo:margin-bottom="0.1in" fo:break-before="page"/>
      <style:text-properties fo:font-size="14pt" fo:font-weight="normal" style:font-size-asian="14pt" style:font-weight-asian="normal" style:font-size-complex="14pt" style:font-weight-complex="normal"/>
    </style:style>
    <style:style style:name="P15" style:family="paragraph" style:parent-style-name="Standard" style:list-style-name="L1">
      <style:text-properties fo:font-size="12pt" fo:font-weight="normal" style:font-size-asian="12pt" style:font-weight-asian="normal" style:font-size-complex="12pt" style:font-weight-complex="normal"/>
    </style:style>
    <style:style style:name="P16" style:family="paragraph" style:parent-style-name="Standard" style:list-style-name="L1" style:master-page-name="">
      <style:paragraph-properties style:page-number="auto"/>
      <style:text-properties fo:font-size="12pt" fo:font-weight="normal" style:font-size-asian="12pt" style:font-weight-asian="normal" style:font-size-complex="12pt" style:font-weight-complex="normal"/>
    </style:style>
    <style:style style:name="P17" style:family="paragraph" style:parent-style-name="Standard" style:list-style-name="L2">
      <style:paragraph-properties fo:margin-top="0in" fo:margin-bottom="0.1in"/>
      <style:text-properties fo:font-size="12pt" fo:font-weight="normal" style:font-size-asian="12pt" style:font-weight-asian="normal" style:font-size-complex="12pt" style:font-weight-complex="normal"/>
    </style:style>
    <style:style style:name="P18" style:family="paragraph" style:parent-style-name="Standard" style:list-style-name="L3">
      <style:paragraph-properties fo:margin-top="0in" fo:margin-bottom="0.1in"/>
      <style:text-properties fo:font-size="12pt" fo:font-weight="normal" style:font-size-asian="12pt" style:font-weight-asian="normal" style:font-size-complex="12pt" style:font-weight-complex="normal"/>
    </style:style>
    <style:style style:name="P19" style:family="paragraph" style:parent-style-name="Standard" style:list-style-name="L4">
      <style:paragraph-properties fo:margin-top="0in" fo:margin-bottom="0.1in"/>
      <style:text-properties fo:font-size="12pt" fo:font-weight="normal" style:font-size-asian="12pt" style:font-weight-asian="normal" style:font-size-complex="12pt" style:font-weight-complex="normal"/>
    </style:style>
    <style:style style:name="P20" style:family="paragraph" style:parent-style-name="Standard" style:list-style-name="L5">
      <style:paragraph-properties fo:margin-top="0in" fo:margin-bottom="0.1in"/>
      <style:text-properties fo:font-size="12pt" fo:font-weight="normal" style:font-size-asian="12pt" style:font-weight-asian="normal" style:font-size-complex="12pt" style:font-weight-complex="normal"/>
    </style:style>
    <style:style style:name="P21" style:family="paragraph" style:parent-style-name="Standard" style:list-style-name="L6">
      <style:paragraph-properties fo:margin-top="0in" fo:margin-bottom="0.1in"/>
      <style:text-properties fo:font-size="12pt" fo:font-weight="normal" style:font-size-asian="12pt" style:font-weight-asian="normal" style:font-size-complex="12pt" style:font-weight-complex="normal"/>
    </style:style>
    <style:style style:name="P22" style:family="paragraph" style:parent-style-name="Standard" style:list-style-name="L7">
      <style:paragraph-properties fo:margin-top="0in" fo:margin-bottom="0.1in"/>
      <style:text-properties fo:font-size="12pt" fo:font-weight="normal" style:font-size-asian="12pt" style:font-weight-asian="normal" style:font-size-complex="12pt" style:font-weight-complex="normal"/>
    </style:style>
    <style:style style:name="P23" style:family="paragraph" style:parent-style-name="Standard" style:list-style-name="L6">
      <style:paragraph-properties fo:margin-top="0in" fo:margin-bottom="0.1in"/>
      <style:text-properties fo:font-size="12pt" fo:font-weight="bold" style:font-size-asian="12pt" style:font-weight-asian="bold" style:font-size-complex="12pt" style:font-weight-complex="bold"/>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3 <text:span text:style-name="T1">-- 10 day Duration (Ends 7th of April. 2017) 60 hours of work</text:span></text:p>
      <text:p text:style-name="P5"/>
      <text:p text:style-name="P2">Basic Design</text:p>
      <text:p text:style-name="P2"/>
      <text:p text:style-name="P6">The active design is another attempt at an implementation of Paper Prototype 2.2, trying to finish off the work of the two sprints that came before it. Nothing is substantially different about its parameters.</text:p>
      <text:p text:style-name="P7"/>
      <text:p text:style-name="P8">Risks and Mitigations</text:p>
      <text:p text:style-name="P9"/>
      <text:list xml:id="list1812408319963116868" text:style-name="L1">
        <text:list-item>
          <text:p text:style-name="P16">Partially complete sections of the code might not result in player-interactable sets of behaviour.</text:p>
          <text:list>
            <text:list-item>
              <text:p text:style-name="P15">I'll divide the work I have into a set of independent mechanical features, behaviours that I think represent a meaningful piece of the actual gameplay and don't rely on anything that hasn't already been created to function properly. I will then focus on finishing the entirety of one of these independent sets before moving onto another one. That way, once I've completed a set, I'll have some amount of presentable behaviour, which will make partial successes still produce something of a viable prototype.</text:p>
            </text:list-item>
          </text:list>
        </text:list-item>
        <text:list-item>
          <text:p text:style-name="P15">I might not have a working prototype by the end of the sprint.</text:p>
          <text:list>
            <text:list-item>
              <text:p text:style-name="P15">I'm going to try and intentionally lowball the amount of work I'm capable of doing, focusing entirely on finishing the tasks defined in Sprint 2, and those that follow immediately from it. I will endeavor to define more of the non-critical behaviour (the implementation of unit tests may be one example) as stretch goals, so to speak, rather than critical functionality. </text:p>
            </text:list-item>
          </text:list>
        </text:list-item>
        <text:list-item>
          <text:p text:style-name="P15">My existing suite of unit tests might not reflect the required behaviours of the module they're testing, especially when it comes to things facing the underlying engine (transform manipulation, parenting, etc).</text:p>
          <text:list>
            <text:list-item>
              <text:p text:style-name="P15">I think the best way of addressing this problem is to build unit tests that correct for bugs or missing behaviour as they're encountered. Rather than trying to pre-imagine everything I might need a module to do, I should keep a living list of tests that's in a continual state of being defined and implemented. Upon discovering a missing behaviour, I'll define a descriptive name in the appropriate testing class but not implement it, saving that task for a refactor period on that part of the codebase, or for a more dedicated task.</text:p>
            </text:list-item>
          </text:list>
        </text:list-item>
        <text:list-item>
          <text:p text:style-name="P15">There might be some hidden amount of complexity that I hadn't considered that will be necessary to deploy some important part of the prototype.</text:p>
          <text:list>
            <text:list-item>
              <text:p text:style-name="P15">I'll try and lowball the amount of work I've set myself up to do, maybe undercutting myself by as much as 20 hours. At the very least, I'll do what I can to define a small number of critical tasks and have sensible task priority, so that I have more spare time to address unforeseen consequences.</text:p>
            </text:list-item>
          </text:list>
        </text:list-item>
        <text:list-item>
          <text:p text:style-name="P15">I might spend more time trying to prove an implementation with unit tests than those proofs are worth.</text:p>
          <text:list>
            <text:list-item>
              <text:p text:style-name="P15">To resolve this issue, I'll try a new way of doing unit tests. I still like setting out the tests when designing a new module, as that lets me reason about what the module needs to do before I begin coding it, and makes YNGNI easier to follow (as all I need to do is greenlight the tests). However, I'll try and implement only the tests that I think I need. When I come up with new unit tests, I will not try to immediately implement them, instead saving those implementations for when I think I can afford to perform them.</text:p>
            </text:list-item>
          </text:list>
        </text:list-item>
        <text:list-item>
          <text:p text:style-name="P15">I might spend more hours senselessly fighting Unity's serialization nightmares, eating up productive hours.</text:p>
          <text:list>
            <text:list-item>
              <text:p text:style-name="P15">This will be a recurring issue as long as I use this engine, I think. So far, the best way I've developed of circumventing this shortcoming is to define pretty much all logical units as <text:soft-page-break/>MonoBehaviours and ignore the serialization issue altogether. That does create issues for modules that use dictionaries, but it's about the best technique I've got at the moment. Resolving this issue is going to require quick identification of what exactly needs to be serialized and a committment to using the MonoBehaviour solution as quickly and completely as I can.</text:p>
            </text:list-item>
          </text:list>
        </text:list-item>
        <text:list-item>
          <text:p text:style-name="P15">I might poorly prioritize my work, spending too much time on tasks that aren't strictly critical and not enough on those that are.</text:p>
          <text:list>
            <text:list-item>
              <text:p text:style-name="P15">I'm going to make sure not just to enumerate tasks, but to prioritize them. I'm fairly certain there are schemas for this sort of task prioritization, and if not I can easily come up with my own. Something along the lines of Critical, Important, and Desirable. Once I've prioritized my tasks in that manner, I will focus on executing the critical tasks first, then the important ones, then the desirable ones. By carefully organizing the Sprint Backlog in these terms, I should be able to address the important issues first.</text:p>
            </text:list-item>
          </text:list>
        </text:list-item>
        <text:list-item>
          <text:p text:style-name="P15">The code I've built for handling the construction of various game entities during runtime might not extend well to constructing them at design time.</text:p>
          <text:list>
            <text:list-item>
              <text:p text:style-name="P15">A lot of this is a serialization issue, or a matter of fiddling around with Editor scripts. It's also not a critical task at the moment. I shouldn't focus on building editor tools (beyond what's absolutely necessary) until I've got the prototype running and have decided that it's a decent enough base to perform further iterations on it.</text:p>
            </text:list-item>
          </text:list>
        </text:list-item>
        <text:list-item>
          <text:p text:style-name="P15">I might not have good coverage with my various tests, and that lack of coverage might cause me to forget necessary behaviour before I manage to cover it.</text:p>
          <text:list>
            <text:list-item>
              <text:p text:style-name="P15">Again, the best way of addressing this, I think, is to populate the requirements as I go. If bugs appear, I can create unit tests that address those bugs, or at least define their names. I think it's a fool's errand to go back through all of my tests, trying to fill in the testing gaps when I might not have a good idea of what those gaps are.</text:p>
            </text:list-item>
          </text:list>
        </text:list-item>
        <text:list-item>
          <text:p text:style-name="P15">I might not have a good idea of what's critical, what's important, what's useful, and what's merely nice to have.</text:p>
          <text:list>
            <text:list-item>
              <text:p text:style-name="P15">I will devote a considerable amount of time in my preparation to enumerating all the tasks I have left and deciding how important they are. On the chopping block are things like Highway Upgraders, editor scripts, map persistence (which is barely even a desirable trait at this tmie) and missing unit tests.</text:p>
            </text:list-item>
          </text:list>
        </text:list-item>
        <text:list-item>
          <text:p text:style-name="P15">UIControl might become a tangled mess of nonsense that's hard to debug, and separating it out into components might be more trouble than it's worth.</text:p>
          <text:list>
            <text:list-item>
              <text:p text:style-name="P15">I can always perform halfway functions, dividing methods like PushPointerClick into separate handling methods. That makes things easier to refactor more completely later down the line, using things like Chain of Responsibility. But that is not a priority at this time.</text:p>
            </text:list-item>
          </text:list>
        </text:list-item>
        <text:list-item>
          <text:p text:style-name="P15">Some of the behaviour that's less well-specified might be fiddly and irritating to test and debug.</text:p>
        </text:list-item>
      </text:list>
      <text:p text:style-name="P3"/>
      <text:p text:style-name="P10">Sprint Backlog</text:p>
      <text:p text:style-name="P4"/>
      <text:p text:style-name="P5">To Do</text:p>
      <text:p text:style-name="P3"/>
      <text:p text:style-name="P3"/>
      <text:p text:style-name="P12">Critical</text:p>
      <text:list xml:id="list7032021043514371602" text:style-name="L2">
        <text:list-item>
          <text:p text:style-name="P17"/>
        </text:list-item>
      </text:list>
      <text:p text:style-name="P11"/>
      <text:p text:style-name="P11">Important</text:p>
      <text:list xml:id="list6995162771261007163" text:style-name="L3">
        <text:list-item>
          <text:p text:style-name="P18"/>
        </text:list-item>
      </text:list>
      <text:p text:style-name="P11"/>
      <text:p text:style-name="P11">Desirable (10 hours remaining)</text:p>
      <text:list xml:id="list8452319943262264296" text:style-name="L4">
        <text:list-item>
          <text:p text:style-name="P19">Improve the BlobHighwaySummaryDisplay to disambigulate which BlobHighway is selected and which endpoint is which.</text:p>
          <text:list>
            <text:list-item>
              <text:p text:style-name="P19">Estimated 1 hour to complete.</text:p>
            </text:list-item>
          </text:list>
        </text:list-item>
        <text:list-item>
          <text:p text:style-name="P19">Improve the ConstructionPanelUI to properly disambigulate which MapNode is being selected.</text:p>
          <text:list>
            <text:list-item>
              <text:p text:style-name="P19">Estimated 30 minutes to complete.</text:p>
            </text:list-item>
          </text:list>
        </text:list-item>
        <text:list-item>
          <text:p text:style-name="P19">Improve the ConstructionZoneSummaryDisplay to properly disambigulate which ConstructionZone is being selected.</text:p>
          <text:list>
            <text:list-item>
              <text:p text:style-name="P19">Estimated 30 minutes to complete.</text:p>
            </text:list-item>
          </text:list>
        </text:list-item>
        <text:list-item>
          <text:p text:style-name="P19">Extend ConstructionZone creation into the editor.</text:p>
          <text:list>
            <text:list-item>
              <text:p text:style-name="P19">Estimated 5 hours to complete.</text:p>
            </text:list-item>
          </text:list>
        </text:list-item>
        <text:list-item>
          <text:p text:style-name="P19">Extend Highway construction into the editor.</text:p>
          <text:list>
            <text:list-item>
              <text:p text:style-name="P19">Estimated 3 hours to complete.</text:p>
            </text:list-item>
          </text:list>
        </text:list-item>
      </text:list>
      <text:p text:style-name="P14">In Progress</text:p>
      <text:list xml:id="list2357633111242048517" text:style-name="L5">
        <text:list-header>
          <text:p text:style-name="P20"><text:s/></text:p>
        </text:list-header>
        <text:list-item>
          <text:p text:style-name="P20"/>
        </text:list-item>
      </text:list>
      <text:p text:style-name="P14">Completed</text:p>
      <text:p text:style-name="P13"/>
      <text:list xml:id="list2280655063249820759" text:style-name="L6">
        <text:list-item>
          <text:p text:style-name="P21">[Critical] Get the highway priority and permission UI to properly display and modify a highway's state.</text:p>
          <text:list>
            <text:list-item>
              <text:p text:style-name="P21">Estimated 2 hours to complete.</text:p>
            </text:list-item>
            <text:list-item>
              <text:p text:style-name="P21">Took ~2 hours and 40 minutes to complete.</text:p>
            </text:list-item>
          </text:list>
        </text:list-item>
        <text:list-item>
          <text:p text:style-name="P23"><text:span text:style-name="T2">[Critical]</text:span> <text:span text:style-name="T2">Debug ResourceDepot creation and state.</text:span></text:p>
          <text:list>
            <text:list-item>
              <text:p text:style-name="P21">Estimated 2 hours to complete.</text:p>
            </text:list-item>
            <text:list-item>
              <text:p text:style-name="P21">Took ~ 40 minutes to complete.</text:p>
            </text:list-item>
          </text:list>
        </text:list-item>
        <text:list-item>
          <text:p text:style-name="P21">[Critical] Finish debugging highway pulling and pushing.</text:p>
          <text:list>
            <text:list-item>
              <text:p text:style-name="P21">Estmiated 3 hours to complete.</text:p>
            </text:list-item>
            <text:list-item>
              <text:p text:style-name="P21">Took ~ 1 1/2 hours to complete.</text:p>
            </text:list-item>
          </text:list>
        </text:list-item>
        <text:list-item>
          <text:p text:style-name="P21">[Critical] Change the ResourceTypes, ComplexityDefinitions, and ComplexityLadders to conform with the parameters of Paper Prototype 2.2.</text:p>
          <text:list>
            <text:list-item>
              <text:p text:style-name="P21">Estimated 30 minutes to complete.</text:p>
            </text:list-item>
            <text:list-item>
              <text:p text:style-name="P21">Took ~ 11 minutes to complete, but necessarily could not implement a set of desirable behaviour (Empty Land).</text:p>
            </text:list-item>
          </text:list>
        </text:list-item>
        <text:list-item>
          <text:p text:style-name="P21">Construct and integrate a SocietySummaryDisplay module.</text:p>
          <text:list>
            <text:list-item>
              <text:p text:style-name="P21">Design the UI proper.</text:p>
              <text:list>
                <text:list-item>
                  <text:p text:style-name="P21">Estimated 1 hour to complete.</text:p>
                </text:list-item>
                <text:list-item>
                  <text:p text:style-name="P21">Took ~30 minutes to complete</text:p>
                </text:list-item>
              </text:list>
            </text:list-item>
            <text:list-item>
              <text:p text:style-name="P21">Design the code to control the UI.</text:p>
              <text:list>
                <text:list-item>
                  <text:p text:style-name="P21">Estimated 30 minutes to complete.</text:p>
                </text:list-item>
                <text:list-item>
                  <text:p text:style-name="P21">Took ~1 hour to complete, though bled into subtask C.</text:p>
                </text:list-item>
              </text:list>
            </text:list-item>
            <text:list-item>
              <text:p text:style-name="P21">Integrate the necessary eventing code into Society and UIControl.</text:p>
              <text:list>
                <text:list-item>
                  <text:p text:style-name="P21">Estimated 1 hour to complete.</text:p>
                </text:list-item>
                <text:list-item>
                  <text:p text:style-name="P21">Took ~ 30 minutes to complete, though bled into subtask B.</text:p>
                </text:list-item>
              </text:list>
            </text:list-item>
          </text:list>
        </text:list-item>
        <text:list-item>
          <text:p text:style-name="P21">[Important] Resolve the position and scaling bugs that occur when ResourceBlobs move through BlobSites and BlobHighways.</text:p>
          <text:list>
            <text:list-item>
              <text:p text:style-name="P21">Fix the scaling issues so that ResourceBlobs never change size.</text:p>
              <text:list>
                <text:list-item>
                  <text:p text:style-name="P21">Estimated 30 minutes to complete.</text:p>
                </text:list-item>
                <text:list-item>
                  <text:p text:style-name="P21">Was completed incidentally while resolving other tasks.</text:p>
                </text:list-item>
              </text:list>
            </text:list-item>
            <text:list-item>
              <text:p text:style-name="P21">Fix the in-Highway position bugs so that ResourceBlobs always travel down the tubes they are contained by.</text:p>
              <text:list>
                <text:list-item>
                  <text:p text:style-name="P21">Estimated 1 hour to complete.</text:p>
                </text:list-item>
                <text:list-item>
                  <text:p text:style-name="P21">Took ~1 hour to complete, though it overlapped with unanticipated tasks.</text:p>
                </text:list-item>
              </text:list>
            </text:list-item>
            <text:list-item>
              <text:p text:style-name="P21"><text:soft-page-break/>Return BlobAlignment strategies to BlobSites, so BlobSite contents are distributed in space.</text:p>
              <text:list>
                <text:list-item>
                  <text:p text:style-name="P21">Estimated 1 hour to complete.</text:p>
                </text:list-item>
                <text:list-item>
                  <text:p text:style-name="P21">Took ~30 minutes.</text:p>
                </text:list-item>
              </text:list>
            </text:list-item>
            <text:list-item>
              <text:p text:style-name="P21">There was a decent amount of unanticipated debugging work that weaved its way through most subtasks but was otherwise unrelated to them.</text:p>
            </text:list-item>
          </text:list>
        </text:list-item>
        <text:list-item>
          <text:p text:style-name="P21">[Critical] Debug Society production cycles, consumption cycles, ascent conditions, and descent conditions until they conform as close as they can to Paper Prototype 2.2.</text:p>
          <text:list>
            <text:list-item>
              <text:p text:style-name="P21">Estimated 2 hours to complete.</text:p>
            </text:list-item>
            <text:list-item>
              <text:p text:style-name="P21">Took ~2 1/2 to 3 hours to complete.</text:p>
            </text:list-item>
          </text:list>
        </text:list-item>
        <text:list-item>
          <text:p text:style-name="P21">[Critical] Permit manual changes of a society's position on the complexity ladder in the editor.</text:p>
          <text:list>
            <text:list-item>
              <text:p text:style-name="P21">Estimated 2 hours to complete.</text:p>
            </text:list-item>
            <text:list-item>
              <text:p text:style-name="P21">Took ~10 minutes to complete.</text:p>
            </text:list-item>
          </text:list>
        </text:list-item>
        <text:list-item>
          <text:p text:style-name="P21">[Important] Debug the creation and destruction of ConstructionZones.</text:p>
          <text:list>
            <text:list-item>
              <text:p text:style-name="P21">Get the ConstructionPanel UI to correctly construct ResourceDepot ConstructionZones.</text:p>
              <text:list>
                <text:list-item>
                  <text:p text:style-name="P21">Estimated 30 minutes to complete.</text:p>
                </text:list-item>
              </text:list>
            </text:list-item>
            <text:list-item>
              <text:p text:style-name="P21">Get the ConstructionZoneSummaryDisplay to properly destroy its ConstructionZone when requested.</text:p>
              <text:list>
                <text:list-item>
                  <text:p text:style-name="P21">Estimated 30 minutes to complete.</text:p>
                </text:list-item>
              </text:list>
            </text:list-item>
            <text:list-item>
              <text:p text:style-name="P21">Debug the creation of ResourceDepots via ConstructionZones.</text:p>
              <text:list>
                <text:list-item>
                  <text:p text:style-name="P21">Estimated 30 minutes to complete.</text:p>
                </text:list-item>
              </text:list>
            </text:list-item>
            <text:list-item>
              <text:p text:style-name="P21">Whole task took ~40 minutes to complete, with no clear separation between the subtasks.</text:p>
            </text:list-item>
          </text:list>
        </text:list-item>
        <text:list-item>
          <text:p text:style-name="P21">[Important] Establish the logic necessary to handle Empty Land conversion.</text:p>
          <text:list>
            <text:list-item>
              <text:p text:style-name="P21">Estimated 5 hours to complete.</text:p>
            </text:list-item>
            <text:list-item>
              <text:p text:style-name="P21">Took ~ 2 1/2 to 3 hours to complete.</text:p>
            </text:list-item>
          </text:list>
        </text:list-item>
        <text:list-item>
          <text:p text:style-name="P21">Integrate HighwayUpgrading into the game proper.</text:p>
          <text:list>
            <text:list-item>
              <text:p text:style-name="P21">Estimated 2 1/2 hours to complete.</text:p>
            </text:list-item>
            <text:list-item>
              <text:p text:style-name="P21">Took 2 1/2 hours to complete.</text:p>
            </text:list-item>
          </text:list>
        </text:list-item>
        <text:list-item>
          <text:p text:style-name="P21">[Important] Repair, augment, and greenlight all of the broken unit tests.</text:p>
          <text:list>
            <text:list-item>
              <text:p text:style-name="P21">Estimated 8 hours to complete.</text:p>
            </text:list-item>
            <text:list-item>
              <text:p text:style-name="P21">Took 6 1/2 hours to complete.</text:p>
            </text:list-item>
          </text:list>
        </text:list-item>
      </text:list>
      <text:p text:style-name="P13"/>
      <text:p text:style-name="P13"/>
      <text:p text:style-name="P13"/>
      <text:p text:style-name="P13"><text:soft-page-break/></text:p>
      <text:p text:style-name="P14">Abandoned</text:p>
      <text:p text:style-name="P13"/>
      <text:list xml:id="list6554140306361129968" text:style-name="L7">
        <text:list-item>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8H5M58S</meta:editing-duration>
    <meta:editing-cycles>30</meta:editing-cycles>
    <meta:generator>OpenOffice/4.1.1$Win32 OpenOffice.org_project/411m6$Build-9775</meta:generator>
    <dc:date>2017-04-05T11:44:42.61</dc:date>
    <meta:document-statistic meta:table-count="0" meta:image-count="0" meta:object-count="0" meta:page-count="8" meta:paragraph-count="102" meta:word-count="1750" meta:character-count="10388"/>
    <meta:user-defined meta:name="Info 1"/>
    <meta:user-defined meta:name="Info 2"/>
    <meta:user-defined meta:name="Info 3"/>
    <meta:user-defined meta:name="Info 4"/>
  </office:meta>
</office:document-meta>
</file>